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2.321cm" fo:break-before="auto" style:use-optimal-row-height="false"/>
    </style:style>
    <style:style style:name="ro6" style:family="table-row">
      <style:table-row-properties style:row-height="3.805cm" fo:break-before="auto" style:use-optimal-row-height="false"/>
    </style:style>
    <style:style style:name="ro7" style:family="table-row">
      <style:table-row-properties style:row-height="2.177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fo:color="#000000" style:font-name="Montserrat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ontserrat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vigation de l’user sur l’application </text:p>
          </table:table-cell>
          <table:table-cell table:style-name="ce11" office:value-type="string" calcext:value-type="string">
            <text:p>Cliquer sur les boutons de la navBar dans chacune des pages </text:p>
          </table:table-cell>
          <table:table-cell table:style-name="ce11" office:value-type="string" calcext:value-type="string">
            <text:p>redirection sur les page correspondante <text:s/>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ffichage du produit est de ces informations </text:p>
          </table:table-cell>
          <table:table-cell table:style-name="ce11" office:value-type="string" calcext:value-type="string">
            <text:p>Ouvrir la page index ou sélectionner un produit </text:p>
          </table:table-cell>
          <table:table-cell table:style-name="ce11" office:value-type="string" calcext:value-type="string">
            <text:p>Que la card avec le produit s’affiche avec l’img le nom la description est le prix est le bouton ajouter au panier/sélectionner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redirection sur la page produit avec le produit sélectionné <text:s/></text:p>
          </table:table-cell>
          <table:table-cell table:style-name="ce11" office:value-type="string" calcext:value-type="string">
            <text:p>sélectionner un produits sur la page d’accueil </text:p>
          </table:table-cell>
          <table:table-cell table:style-name="ce11" office:value-type="string" calcext:value-type="string">
            <text:p>Redirection sur la page produit.html avec le produit sélectionné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Afficher plus de produits </text:p>
          </table:table-cell>
          <table:table-cell table:style-name="ce11" office:value-type="string" calcext:value-type="string">
            <text:p>Cliquer sur le bouton voir plus </text:p>
          </table:table-cell>
          <table:table-cell table:style-name="ce11" office:value-type="string" calcext:value-type="string">
            <text:p>Que le texte ce change en voir moins , afficher tout les produits sélectionné au click voir plus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<text:s/>l’utilisateur a le <text:s/>choix de personnalisation son produit </text:p>
          </table:table-cell>
          <table:table-cell table:style-name="ce11" office:value-type="string" calcext:value-type="string">
            <text:p>sélectionner un produit et se faire rediriger sur la page produit.html <text:s/>et puis cliquer sur la liste déroulante </text:p>
          </table:table-cell>
          <table:table-cell table:style-name="ce11" office:value-type="string" calcext:value-type="string">
            <text:p>Que la liste déroulante des choix de personnalisation est bien présente est complète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<text:s/>la page produit propose de choisir la quantité </text:p>
          </table:table-cell>
          <table:table-cell table:style-name="ce11" office:value-type="string" calcext:value-type="string">
            <text:p>sélectionner un produit et se faire rediriger sur la page produit.html et puis cliquer sur la listre deroulante des quantité </text:p>
          </table:table-cell>
          <table:table-cell table:style-name="ce11" office:value-type="string" calcext:value-type="string">
            <text:p>Que la liste déroulante des choix de quantité des produits soit bien présente de 1 a 10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3" office:value-type="string" calcext:value-type="string">
            <text:p>Pouvoir ajouter un produit au panier </text:p>
          </table:table-cell>
          <table:table-cell table:style-name="ce11" office:value-type="string" calcext:value-type="string">
            <text:p>Choisir un produit se faire rediriger sur la page produit.html <text:s/>puis cliquer sur le button ajouter au panier </text:p>
          </table:table-cell>
          <table:table-cell table:style-name="ce11" office:value-type="string" calcext:value-type="string">
            <text:p>Que le bouton ajouter au panier soit bien présent et que le produit soit ajouter au panier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Une fois un produit ajouter au panier l’utilisateur a le choix de voir le panier ou continué a faire ses achats <text:s/></text:p>
          </table:table-cell>
          <table:table-cell table:style-name="ce11" office:value-type="string" calcext:value-type="string">
            <text:p>Ajouter un produit au panier puis cliquer sur le bouton retour a la page d’accueil ou <text:s/>clicker sur le bouton panier <text:s/></text:p>
          </table:table-cell>
          <table:table-cell table:style-name="ce11" office:value-type="string" calcext:value-type="string">
            <text:p>Quand il clique sur le bouton panier il est rediriger vers sont panier et quand il clique sur le bouton retour a l’accueil il est rediriger vers la page d’accueil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Affichage du prix total du panier </text:p>
          </table:table-cell>
          <table:table-cell table:style-name="ce11" office:value-type="string" calcext:value-type="string">
            <text:p>sélectionner un ou plusieurs produits les ajouter au panier puis aller sur le panier </text:p>
          </table:table-cell>
          <table:table-cell table:style-name="ce11" office:value-type="string" calcext:value-type="string">
            <text:p>Regarder que le prix total s’affiche et qu’il soit en coordination avec les articles sélectionné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Préciser l’identité est l’adresse du destinataire </text:p>
          </table:table-cell>
          <table:table-cell table:style-name="ce12" office:value-type="string" calcext:value-type="string">
            <text:p>Ajouter un produit au panier et cliquer sur le bouton commander</text:p>
          </table:table-cell>
          <table:table-cell table:style-name="ce12" office:value-type="string" calcext:value-type="string">
            <text:p>Apparition d’un formulaire avec first name last name city address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Pouvoir passer la commande</text:p>
          </table:table-cell>
          <table:table-cell table:style-name="ce12" office:value-type="string" calcext:value-type="string">
            <text:p>Ajouter un produit au panier et cliquer sur le bouton commander puis remplir le formulaire de commande puis re cliquer de nouveau sur le bouton commander</text:p>
          </table:table-cell>
          <table:table-cell table:style-name="ce12" office:value-type="string" calcext:value-type="string">
            <text:p><text:span text:style-name="T1">Que la commande s’effectue est être redirige vers la page confirmation_commande</text:span> avec l’id de commande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Confirmation de commande</text:p>
          </table:table-cell>
          <table:table-cell table:style-name="ce12" office:value-type="string" calcext:value-type="string">
            <text:p>Faire un panier puis le commander est remplir le formulaire et cliquer sur le bouton commander </text:p>
          </table:table-cell>
          <table:table-cell table:style-name="ce12" office:value-type="string" calcext:value-type="string">
            <text:p>Un message de confirmation de commande doit apparaître avec le first name le last name l’address et la city de l’user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7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confirmation de commande </text:p>
          </table:table-cell>
          <table:table-cell table:style-name="ce12" office:value-type="string" calcext:value-type="string">
            <text:p>Faire un panier puis le commander est remplir le formulaire et cliquer sur le bouton commander </text:p>
          </table:table-cell>
          <table:table-cell table:style-name="ce12" office:value-type="string" calcext:value-type="string">
            <text:p>L’id de commande doit s’afficher sous le message de remerciements avec le prix total du panier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7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Une fois la commande confirmé pouvoir retourné a la page d’accueil </text:p>
          </table:table-cell>
          <table:table-cell table:style-name="ce12" office:value-type="string" calcext:value-type="string">
            <text:p>Une fois que le message de remerciements s’affiche cliquer sur le bouton retour a l’accueille </text:p>
          </table:table-cell>
          <table:table-cell table:style-name="ce12" office:value-type="string" calcext:value-type="string">
            <text:p>Le bouton retour a l’accueille doit rediriger l’user a la page d’accueil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8" table:number-rows-repeated="9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8">
          <table:table-cell table:style-name="ce4"/>
          <table:table-cell table:style-name="ce8" office:value-type="string" calcext:value-type="string">
            <text:p><text:s/></text:p>
          </table:table-cell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8" table:number-rows-repeated="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8" table:number-rows-repeated="1048534">
          <table:table-cell table:number-columns-repeated="64"/>
        </table:table-row>
        <table:table-row table:style-name="ro9" table:number-rows-repeated="11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04:20:30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04:28:57.106000000</dc:date>
    <meta:editing-duration>PT1H18M15S</meta:editing-duration>
    <meta:editing-cycles>7</meta:editing-cycles>
    <meta:generator>LibreOffice/7.0.6.2$Windows_X86_64 LibreOffice_project/144abb84a525d8e30c9dbbefa69cbbf2d8d4ae3b</meta:generator>
    <meta:document-statistic meta:table-count="1" meta:cell-count="80" meta:object-count="0"/>
  </office:meta>
</office:document-meta>
</file>